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0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253.64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48.05pt"/>
    </style:style>
    <style:style style:name="co8" style:family="table-column">
      <style:table-column-properties fo:break-before="auto" style:column-width="65.2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86.26pt"/>
    </style:style>
    <style:style style:name="co11" style:family="table-column">
      <style:table-column-properties fo:break-before="auto" style:column-width="36.74pt"/>
    </style:style>
    <style:style style:name="co12" style:family="table-column">
      <style:table-column-properties fo:break-before="auto" style:column-width="78.49pt"/>
    </style:style>
    <style:style style:name="co13" style:family="table-column">
      <style:table-column-properties fo:break-before="auto" style:column-width="431.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3.6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font-name="Arial"/>
    </style:style>
    <style:style style:name="ce3" style:family="table-cell" style:parent-style-name="Default">
      <style:table-cell-properties fo:background-color="transparent"/>
      <style:text-properties style:font-name="Arial" style:text-underline-style="none"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transparent"/>
      <style:text-properties style:font-name="Arial"/>
    </style:style>
    <style:style style:name="ce5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use-window-font-color="true" style:font-name="Arial"/>
    </style:style>
    <style:style style:name="ce7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8" style:family="table-cell" style:parent-style-name="Default" style:data-style-name="N100">
      <style:text-properties style:font-name="Arial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 style:data-style-name="N100">
      <style:text-properties style:font-name="Arial" fo:font-weight="normal" style:font-weight-asian="normal" style:font-weight-complex="normal"/>
    </style:style>
    <style:style style:name="ce11" style:family="table-cell" style:parent-style-name="Default">
      <style:text-properties style:font-name="Arial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normal" style:font-weight-complex="normal"/>
    </style:style>
    <style:style style:name="T3" style:family="text">
      <style:text-properties style:font-weight-asian="normal" style:font-weight-complex="normal" fo:font-weight="norm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6"/>
        <table:table-column table:style-name="co12" table:default-cell-style-name="ce2"/>
        <table:table-column table:style-name="co13" table:default-cell-style-name="ce8"/>
        <table:table-column table:style-name="co14" table:number-columns-repeated="1009" table:default-cell-style-name="ce9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Start dates (2017)</text:p>
          </table:table-cell>
          <table:table-cell table:style-name="ce5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 table:style-name="ce7" office:value-type="string" calcext:value-type="string">
            <text:p>Competencies</text:p>
          </table:table-cell>
          <table:table-cell table:style-name="ce11"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style-name="Default" office:value-type="string" calcext:value-type="string">
            <text:p>Medico-Legal Forum</text:p>
          </table:table-cell>
          <table:table-cell table:style-name="Default" office:value-type="string" calcext:value-type="string">
            <text:p>https://www.sal-e.org.sg/medico-legal-forum-2017-bundle-of-4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string" calcext:value-type="string">
            <text:p>https://www.sal-e.org.sg/competition-law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16, 17, 7, 11, 13, 18, 19, 26, 77, 78, 104, 12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 11, 13, 16, 17, 18, 19, 23, 27, 77, 78, 83, 84, 104, 12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string" calcext:value-type="string">
            <text:p>https://www.sal-e.org.sg/sentencing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21, 75, 76, 104, 12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string" calcext:value-type="string">
            <text:p>https://www.sal-e.org.sg/financial-crime-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9, 11, 16, 17, 18, 19, 104, 106, 119, 127, 15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string" calcext:value-type="string">
            <text:p>https://www.sal-e.org.sg/practice-insights-series-law-in-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, 9, 11, 13, 18, 19, 20, 23, 25, 105, 106, 107, 109, 119, 148, 149, 150, 153, 158, 159, 178, 184, 185, 186<text:span text:style-name="T1">, 187, 188</text:span>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string" calcext:value-type="string">
            <text:p>https://www.sal-e.org.sg/practice-insights-series-practical-legal-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5, 28, 30, 4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string" calcext:value-type="string">
            <text:p>https://www.sal-e.org.sg/practice-insights-series-telecommunications-media-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7, 11, 14, 26, 104, 109, 110, 127, 128, 16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string" calcext:value-type="string">
            <text:p>https://www.sal-e.org.sg/practice-insights-series-dispute-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5, 20, 24, 27, 28, 155, 156, 157, 166, 16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string" calcext:value-type="string">
            <text:p>https://www.sal-e.org.sg/professional-advantage-series-finance-for-legal-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, 13, 18, 19, 25, 58, 70, 117, 153, 184, 185, 186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 10, 14, 15, 33, 34, 50, 51, 59, 104, 105, 106, 110, 111, 117, 128, 145, 162, 16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, 22, 73, 74, 127, 156, 15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1, 75, 76, 127, 156, 15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, 18, 19, 22, 24, 27, 79, 80, 127, 15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Tort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77, 78, 127, 1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table:style-name="ce1" office:value-type="string" calcext:value-type="string">
            <text:p>SAL Annual Lecture</text:p>
          </table:table-cell>
          <table:table-cell office:value-type="string" calcext:value-type="string">
            <text:p>https://www.sal-e.org.sg/singapore-academy-of-law-annual-lecture-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104, 107, 108, 115, 127, 15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string" calcext:value-type="string">
            <text:p>https://www.sal-e.org.sg/elitigation-cause-book-search-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string" calcext:value-type="string">
            <text:p>https://www.sal-e.org.sg/elitigation-for-family-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24, 35, 79, 80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string" calcext:value-type="string">
            <text:p>https://www.sal-e.org.sg/elitigation-for-probate-nov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35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</text:p>
          </table:table-cell>
          <table:table-cell office:value-type="string" calcext:value-type="string">
            <text:p>https://www.sal-e.org.sg/fundamentals-of-the-personal-data-protection-act-wsq-programme-sep-2017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14, 94, 105, 106, 110, 140, 182</text:p>
          </table:table-cell>
          <table:table-cell table:number-columns-repeated="1009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office:value-type="string" calcext:value-type="string">
            <text:p>https://www.sal-e.org.sg/data-protection-series-practical-analysis-of-pdpa-policies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4, 94, 105, 106, 110, 140, 18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office:value-type="string" calcext:value-type="string">
            <text:p>https://www.sal-e.org.sg/data-protection-series-conducting-a-personal-data-audit</text:p>
          </table:table-cell>
          <table:table-cell table:style-name="ce4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1, 14, 94, 105, 110, 119, 140, 18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office:value-type="string" calcext:value-type="string">
            <text:p>https://www.sal-e.org.sg/transactional-lawyering-essentials-architecting-deals-adding-value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 18, 19, 148, 155, 15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Deal-making Through Negotiation</text:p>
          </table:table-cell>
          <table:table-cell office:value-type="string" calcext:value-type="string">
            <text:p>https://www.sal-e.org.sg/transactional-lawyering-essentials-series-deal-making-through-negotiation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 148, 15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office:value-type="string" calcext:value-type="string">
            <text:p>https://www.sal-e.org.sg/transactional-lawyering-essentials-contracting-now-as-planning-for-later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7, 78, 126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office:value-type="string" calcext:value-type="string">
            <text:p>https://www.sal-e.org.sg/sal-insead-law-firm-leadership-programme</text:p>
          </table:table-cell>
          <table:table-cell table:style-name="ce4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table:style-name="ce9" office:value-type="string" calcext:value-type="string">
            <text:p>4, 5, 30, 31, 32, 37, 38, 40, 44, 46, 47, 48, 49, 54, 55, 56, 63, 68, 72<text:span text:style-name="T1">, 98, 99, 100, 101, 103, 104, 106, 107, 108, 109, 112, 113, 114, 115, 116, 118, 119, 120, 121, 122, 123, 124, 125, 131, 132, 133, 134, 135, 137, 138, 139, 140, 141, 142, 143, 146, 147, 148, 151, 152, 154, 155, 159, 176, 177, 183</text:span>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string" calcext:value-type="string">
            <text:p>https://www.sal-e.org.sg/practical-technology-series-basic-legal-research-oc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5, 28, 36, 50, 16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string" calcext:value-type="string">
            <text:p>https://www.sal-e.org.sg/practical-technology-series-essential-word-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33, 57, 62, 85, 86, 9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string" calcext:value-type="string">
            <text:p>https://www.sal-e.org.sg/practical-technology-series-essential-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5, 33, 67, 85, 163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string" calcext:value-type="string">
            <text:p>https://www.sal-e.org.sg/practical-technology-series-essential-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33, 57, 66, 8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string" calcext:value-type="string">
            <text:p>https://www.sal-e.org.sg/practical-technology-series-general-online-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/>
          <table:table-cell office:value-type="string" calcext:value-type="string">
            <text:p>15, 28, 33, 36, 50, 65, 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office:value-type="string" calcext:value-type="string">
            <text:p>https://www.sal-e.org.sg/practice-advantage-legal-project-management-essentials</text:p>
          </table:table-cell>
          <table:table-cell table:style-name="ce4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3, 10, 15, 20, 30, 31, 32, 33, 34, 38, 40, 41, 42, 43, 44, 46, 47, 48, 49, 51, 53, 54, 55, 56, 57, 60, 63, 64, 68, 71, 72<text:span text:style-name="T1">, 93, 95, 96, 97, 98, 99, 100, 101, 103, 105, 110, 111, 117, 118, 119, 120, 121, 122, 123, 124, 125, 128, 129, 130, 131, 132, 133, 134, 136, 137, 138, 139, 140, 141, 142, 143, 145, 146, 149, 152, 153, 154, 160, 166, 167, 168, 169, 170, 171, 172, 173, 174, 175, 179, 180, 181, 186, 187, 188</text:span>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office:value-type="string" calcext:value-type="string">
            <text:p>https://www.sal-e.org.sg/practice-advantage-taking-grammar-to-the-next-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<text:span text:style-name="T1">, 85, 89, 90</text:span>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string" calcext:value-type="string">
            <text:p>https://www.sal-e.org.sg/professional-advantage-series-practical-aspects-of-business-valuation-for-litigation-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, 9, 13, 18, 1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string" calcext:value-type="string">
            <text:p>https://www.sal-e.org.sg/legal-support-excellence-drafting-meeting-minutes-2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8, 15, 30, 32, 33, 34, 41, 61, 85, 86<text:span text:style-name="T1">, 89, 90, 99, 105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office:value-type="string" calcext:value-type="string">
            <text:p>https://courses.skillsfuture.sg/content/portal/en/education_trainings/course_detail.Legal-Support-Excellence-Series-Delivering-Service-Excellence-1.htm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/>
          <table:table-cell table:style-name="ce10" office:value-type="string" calcext:value-type="string">
            <text:p>3, 10, 20, 32, 33, 34, 38, 41, 51, 52, 62, 71, 72, 85<text:span text:style-name="T2">, 89, 93, 98, 99, 101, 103, 136</text:span><text:span text:style-name="T3">, 145, 166, 16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string" calcext:value-type="string">
            <text:p>https://www.sal-e.org.sg/legal-support-excellence-transform-your-companys-correspondence-july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3, 28, 30, 32, 33, 41, 52, 57, 62<text:span text:style-name="T1">, 89, 90, 98, 101, 166, 16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string" calcext:value-type="string">
            <text:p>https://www.sal-e.org.sg/legal-support-excellence-writing-standard-operating-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/>
          <table:table-cell table:style-name="ce9" office:value-type="string" calcext:value-type="string">
            <text:p>3, 8, 10, 11, 15, 20, 25, 32, 33, 34, 37, 38, 39, 40, 41, 42, 43, 44, 45, 46, 47, 51, 53, 54, 55, 56, 59, 63, 68, 69, 70, 71, 87<text:span text:style-name="T1">, 93, 96, 99, 100, 101, 102, 103, 105, 109, 116, 136, 146, 158, 160, 165, 18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string" calcext:value-type="string">
            <text:p>https://www.sal-e.org.sg/legal-support-excellence-grammar-foundations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28, 30, 41, 85, 86<text:span text:style-name="T1">, 89, 90</text:span>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string" calcext:value-type="string">
            <text:p>https://www.sal-e.org.sg/legal-support-excellence-proofread-to-perfection-sep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, 85, 86, 88<text:span text:style-name="T1">, 89, 90</text:span></text:p>
          </table:table-cell>
          <table:table-cell table:number-columns-repeated="1009"/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string" calcext:value-type="string">
            <text:p>https://www.sal-e.org.sg/legal-support-excellence-better-emails-flexible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0, 32, 41, 51, 62, 85<text:span text:style-name="T1">, 89, 90, 166, 16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string" calcext:value-type="string">
            <text:p>https://www.sal-e.org.sg/legal-support-excellence-success-for-support-staff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10, 20, 25, 28, 30, 31, 32, 33, 36, 37, 38, 40, 41, 42, 43, 44, 45, 46, 47, 48, 52, 53, 54, 55, 56, 58, 60, 61, 62, 63, 64, 65, 66, 67, 68, 69, 70, 71, 72, 85, 87<text:span text:style-name="T1">, 89, 90, 92, 93, 94, 95, 96, 97, 98, 99, 100, 101, 102, 103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office:value-type="string" calcext:value-type="string">
            <text:p>https://www.sal-e.org.sg/legal-system-and-institutions-in-singapore-for-tourist-guides-dec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, 4, 45, 85<text:span text:style-name="T1">, 95, 97, 100</text:span>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2, 16, 17, 18, 19, 77, 78, 10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1, 12, <text:s/>16, 17, 18, 19, 27, 10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14, 104</text:p>
          </table:table-cell>
          <table:table-cell table:number-columns-repeated="1009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6, 24, 79, 80, 104</text:p>
          </table:table-cell>
          <table:table-cell table:number-columns-repeated="1009"/>
        </table:table-row>
        <table:table-row table:style-name="ro1" table:number-rows-repeated="104852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4:23:48.167584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09-29T14:24:28.527475010</dc:date>
    <meta:editing-duration>PT21H39M15S</meta:editing-duration>
    <meta:editing-cycles>90</meta:editing-cycles>
    <meta:document-statistic meta:table-count="1" meta:cell-count="630" meta:object-count="0"/>
  </office:meta>
</office:document-meta>
</file>